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D700000203386D8346.png" manifest:media-type="image/png"/>
  <manifest:file-entry manifest:full-path="Pictures/10000000000001FF0000026EEAF62A05.png" manifest:media-type="image/png"/>
  <manifest:file-entry manifest:full-path="Pictures/10000201000000580000001F5DE9F6E5.png" manifest:media-type="image/png"/>
  <manifest:file-entry manifest:full-path="Pictures/10000000000001A800000058235A84D3.jpg" manifest:media-type="image/jpeg"/>
  <manifest:file-entry manifest:full-path="Pictures/100000000000000800000008B8AC3B2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4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P5" style:family="paragraph" style:parent-style-name="Footer">
      <style:paragraph-properties style:line-height-at-least="0cm" fo:text-align="center" style:justify-single-word="false" style:snap-to-layout-grid="false"/>
    </style:style>
    <style:style style:name="P6" style:family="paragraph" style:parent-style-name="Footer">
      <style:text-properties fo:language="fr" fo:country="FR"/>
    </style:style>
    <style:style style:name="P7" style:family="paragraph" style:parent-style-name="Standard">
      <style:paragraph-properties fo:margin-left="0cm" fo:margin-right="0cm" fo:text-indent="0.023cm" style:auto-text-indent="false" fo:background-color="#0066cc">
        <style:tab-stops/>
        <style:background-image/>
      </style:paragraph-properties>
      <style:text-properties officeooo:rsid="0013495e" officeooo:paragraph-rsid="0013495e"/>
    </style:style>
    <style:style style:name="P8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Heading_20_8" style:master-page-name="Standard">
      <style:paragraph-properties fo:margin-left="0cm" fo:margin-right="0cm" fo:text-indent="0.023cm" style:auto-text-indent="false" style:page-number="auto" fo:background-color="#0066cc">
        <style:tab-stops/>
        <style:background-image/>
      </style:paragraph-properties>
      <style:text-properties fo:font-variant="small-caps" fo:color="#ffffff" style:font-name="Trebuchet MS" fo:font-size="18pt" fo:language="fr" fo:country="FR" fo:font-style="normal" fo:text-shadow="1pt 1pt" fo:font-weight="bold" officeooo:rsid="000d4ba3" officeooo:paragraph-rsid="000d4ba3" fo:background-color="transparent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P10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.023cm" style:auto-text-indent="false"/>
    </style:style>
    <style:style style:name="P12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P13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T2" style:family="text">
      <style:text-properties officeooo:rsid="000e07a3"/>
    </style:style>
    <style:style style:name="T3" style:family="text">
      <style:text-properties style:language-complex="ar" style:country-complex="SA"/>
    </style:style>
    <style:style style:name="T4" style:family="text">
      <style:text-properties officeooo:rsid="000e07a3" style:language-complex="ar" style:country-complex="SA"/>
    </style:style>
    <style:style style:name="T5" style:family="text">
      <style:text-properties fo:font-variant="small-caps" fo:color="#ffffff" style:font-name="Trebuchet MS" fo:font-size="18pt" fo:language="fr" fo:country="FR" fo:font-style="normal" fo:text-shadow="1pt 1pt" fo:font-weight="bold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small-caps" fo:color="#ffffff" style:font-name="Trebuchet MS" fo:font-size="18pt" fo:language="fr" fo:country="FR" fo:font-style="normal" fo:text-shadow="1pt 1pt" fo:font-weight="bold" officeooo:rsid="000e07a3" fo:background-color="transparent" loext:char-shading-value="0" style:font-size-asian="18pt" style:language-asian="zxx" style:country-asian="none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style:font-name="Trebuchet MS" fo:font-size="18pt" fo:language="fr" fo:country="FR" fo:font-style="normal" fo:text-shadow="1pt 1pt" fo:font-weight="normal" officeooo:rsid="000f886f" fo:background-color="transparent" loext:char-shading-value="0" style:font-size-asian="18pt" style:language-asian="zxx" style:country-asian="none" style:font-style-asian="normal" style:font-weight-asian="bold" style:font-size-complex="18pt" style:language-complex="ar" style:country-complex="SA" style:font-style-complex="normal" style:font-weight-complex="bold"/>
    </style:style>
    <style:style style:name="T8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NonCommercial-ShareAlike 2.0 France" text:name="License Name"/>
        <text:user-field-decl office:value-type="string" office:string-value="http://creativecommons.org/licenses/by-nc-sa/2.0/fr/" text:name="License URL"/>
      </text:user-field-decls>
      <text:h text:style-name="P9" text:outline-level="8" text:is-list-header="true"><draw:frame draw:style-name="fr3" draw:name="Image1" text:anchor-type="paragraph" svg:x="-0.03cm" svg:y="0.058cm" svg:width="13.938cm" svg:height="16.963cm" draw:z-index="3"><draw:image xlink:href="Pictures/10000000000001FF0000026EEAF62A05.png" xlink:type="simple" xlink:show="embed" xlink:actuate="onLoad"/></draw:frame>Détail de tous les blocs disponibles – <text:span text:style-name="T2">Scratch2</text:span></text:h>
      <text:p text:style-name="P7"><text:span text:style-name="T6">S</text:span><text:span text:style-name="T5">nap !</text:span></text:p>
      <text:p text:style-name="P11"><draw:frame draw:style-name="fr3" draw:name="Image2" text:anchor-type="paragraph" svg:x="-5.978cm" svg:y="10.104cm" svg:width="11.571cm" svg:height="12.651cm" draw:z-index="4"><draw:image xlink:href="Pictures/10000000000001D700000203386D834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Arial1" svg:font-family="Arial" style:font-family-generic="swiss"/>
    <style:font-face style:name="Courier New" svg:font-family="'Courier New'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Bleu_20_PAF" draw:display-name="Bleu PAF" draw:style="linear" draw:start-color="#0099ff" draw:end-color="#ffffff" draw:start-intensity="100%" draw:end-intensity="100%" draw:angle="450" draw:border="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fill-image draw:name="a23" xlink:href="Pictures/100000000000000800000008B8AC3B20.png" xlink:type="simple" xlink:show="embed" xlink:actuate="onLoad"/>
    <draw:marker draw:name="_35_" draw:display-name="5" svg:viewBox="1.79769313486232E+308 1.79769313486232E+308 0 0" svg:d=""/>
    <draw:marker draw:name="Arrow" svg:viewBox="0 0 20 30" svg:d="M10 0l-10 30h20z"/>
    <draw:marker draw:name="a21" svg:viewBox="0 0 20 30" svg:d="M10 0l-10 30h20z"/>
    <draw:marker draw:name="a37" svg:viewBox="0 0 20 30" svg:d="M10 0l-10 30h20z"/>
    <draw:marker draw:name="a47" svg:viewBox="0 0 20 30" svg:d="M10 0l-10 30h20z"/>
    <draw:marker draw:name="msArrowEnd_20_5" draw:display-name="msArrowEnd 5" svg:viewBox="0 0 210 210" svg:d="M105 0l105 210h-210z"/>
    <draw:marker draw:name="msArrowOpenEnd_20_5" draw:display-name="msArrowOpenEnd 5" svg:viewBox="0 0 315 315" svg:d="M158 0l157 287-47 28-110-202-111 202-47-28z"/>
    <draw:stroke-dash draw:name="Dashed_20__28_var_29__20_1" draw:display-name="Dashed (var) 1" draw:style="round" draw:dots1="1" draw:dots1-length="0.008cm" draw:distance="0.008cm"/>
    <draw:stroke-dash draw:name="Dashed_20__28_var_29__20_2" draw:display-name="Dashed (var) 2" draw:style="rect" draw:dots2="1" draw:dots2-length="0.105cm" draw:distance="0.079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letter-kerning="true"/>
    </style:style>
    <style:style style:name="Arrière-plan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style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1.5pt" style:font-style-asian="normal" style:font-weight-asian="normal" style:font-name-complex="Tahoma" style:font-family-complex="Tahoma" style:font-family-generic-complex="swiss" style:font-pitch-complex="variable" style:font-size-complex="31.5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margin-top="0cm" fo:margin-bottom="0cm" style:contextual-spacing="false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margin-top="0cm" fo:margin-bottom="0cm" style:contextual-spacing="false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margin-top="0cm" fo:margin-bottom="0cm" style:contextual-spacing="false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margin-top="0cm" fo:margin-bottom="0cm" style:contextual-spacing="false" fo:text-indent="-0.6cm" style:auto-text-indent="false">
        <style:tab-stops/>
      </style:paragraph-properties>
    </style:style>
    <style:style style:name="Normal" style:family="paragraph">
      <style:paragraph-properties fo:margin-top="0.31cm" fo:margin-bottom="0.31cm" style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42pt" fo:font-weight="bold" style:letter-kerning="true" style:font-size-asian="42pt" style:font-weight-asian="bold" style:font-size-complex="42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31.5pt" fo:font-weight="bold" style:font-size-asian="31.5pt" style:font-weight-asian="bold" style:font-size-complex="31.5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24.5pt" fo:font-weight="bold" style:font-size-asian="24.5pt" style:font-weight-asian="bold" style:font-size-complex="24.5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21pt" fo:font-weight="bold" style:font-size-asian="21pt" style:font-weight-asian="bold" style:font-size-complex="21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7.5pt" fo:font-weight="bold" style:font-size-asian="17.5pt" style:font-weight-asian="bold" style:font-size-complex="17.5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7.5pt" fo:font-weight="bold" style:font-name-asian="Courier New" style:font-family-asian="'Courier New'" style:font-family-generic-asian="swiss" style:font-pitch-asian="fixed" style:font-size-asian="17.5pt" style:font-weight-asian="bold" style:font-name-complex="Courier New" style:font-family-complex="'Courier New'" style:font-family-generic-complex="swiss" style:font-pitch-complex="fixed" style:font-size-complex="17.5pt" style:font-weight-complex="bold"/>
    </style:style>
    <style:style style:name="Preformatted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Bottom_20_of_20_Form" style:display-name="Bottom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Top_20_of_20_Form" style:display-name="Top of Form" style:family="paragraph">
      <style:paragraph-properties fo:text-align="center" style:justify-single-word="false" style:text-autospace="none"/>
      <style:text-properties style:font-name="Arial1" fo:font-family="Arial" style:font-family-generic="swiss" fo:font-size="14pt" style:font-name-asian="Arial1" style:font-family-asian="Arial" style:font-family-generic-asian="swiss" style:font-size-asian="14pt" style:font-name-complex="Arial1" style:font-family-complex="Arial" style:font-family-generic-complex="swiss" style:font-size-complex="14pt"/>
    </style:style>
    <style:style style:name="Exe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Fort" style:family="paragraph">
      <style:paragraph-properties style:text-autospace="none"/>
      <style:text-properties fo:font-weight="bold" style:font-weight-asian="bold" style:font-weight-complex="bold"/>
    </style:style>
    <style:style style:name="Machine_20_à_20_écrire" style:display-name="Machine à écrire" style:family="paragraph">
      <style:paragraph-properties style:text-autospace="none"/>
      <style:text-properties style:font-name="Courier New" fo:font-family="'Courier New'" style:font-family-generic="swiss" style:font-pitch="fixed" fo:font-size="17.5pt" style:font-name-asian="Courier New" style:font-family-asian="'Courier New'" style:font-family-generic-asian="swiss" style:font-pitch-asian="fixed" style:font-size-asian="17.5pt" style:font-name-complex="Courier New" style:font-family-complex="'Courier New'" style:font-family-generic-complex="swiss" style:font-pitch-complex="fixed" style:font-size-complex="17.5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aire" style:family="paragraph">
      <style:paragraph-properties style:text-autospace="none"/>
    </style:style>
    <style:style style:name="WW-Titr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ormal_20_centré" style:display-name="Normal centré" style:family="paragraph" style:parent-style-name="Standard">
      <style:paragraph-properties fo:margin-left="0.751cm" fo:margin-right="0.748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tyle="italic" style:font-style-asian="italic"/>
    </style:style>
    <style:style style:name="Frame_20_contents" style:display-name="Frame contents" style:family="paragraph" style:parent-style-name="Text_20_body" style:class="extra"/>
    <style:style style:name="Heading_20_8" style:display-name="Heading 8" style:family="paragraph" style:parent-style-name="Standard" style:next-style-name="Standard" style:default-outline-level="8" style:class="text">
      <style:paragraph-properties fo:margin-left="0.318cm" fo:margin-right="0.496cm" fo:margin-top="0cm" fo:margin-bottom="0cm" style:contextual-spacing="false" fo:text-indent="-0.318cm" style:auto-text-indent="false" fo:background-color="#dfdfdf" fo:keep-with-next="always">
        <style:background-image/>
      </style:paragraph-properties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age_20_Number" style:display-name="Page Number" style:family="text" style:parent-style-name="Police_20_par_20_défaut"/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1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8" text:consecutive-numbering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9.353cm" fo:margin-left="0.014cm" fo:margin-right="-0.148cm" table:align="margins" style:shadow="#808080 0.18cm 0.18cm" style:writing-mode="lr-tb"/>
    </style:style>
    <style:style style:name="Tableau2.A" style:family="table-column">
      <style:table-column-properties style:column-width="10.866cm" style:rel-column-width="36791*"/>
    </style:style>
    <style:style style:name="Tableau2.B" style:family="table-column">
      <style:table-column-properties style:column-width="8.488cm" style:rel-column-width="28744*"/>
    </style:style>
    <style:style style:name="Tableau2.1" style:family="table-row">
      <style:table-row-properties fo:keep-together="always"/>
    </style:style>
    <style:style style:name="Tableau2.A1.1" style:family="table-row">
      <style:table-row-properties style:min-row-height="0.688cm" fo:keep-together="always"/>
    </style:style>
    <style:style style:name="Tableau2.A1.1.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A1.1.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" style:family="table">
      <style:table-properties style:width="19.359cm" fo:margin-left="0.018cm" fo:margin-right="-0.157cm" table:align="margins" style:shadow="#808080 0.18cm 0.18cm" style:writing-mode="lr-tb"/>
    </style:style>
    <style:style style:name="Tableau1.A" style:family="table-column">
      <style:table-column-properties style:column-width="4.544cm" style:rel-column-width="15382*"/>
    </style:style>
    <style:style style:name="Tableau1.B" style:family="table-column">
      <style:table-column-properties style:column-width="6.976cm" style:rel-column-width="23617*"/>
    </style:style>
    <style:style style:name="Tableau1.C" style:family="table-column">
      <style:table-column-properties style:column-width="3.247cm" style:rel-column-width="10992*"/>
    </style:style>
    <style:style style:name="Tableau1.D" style:family="table-column">
      <style:table-column-properties style:column-width="2.309cm" style:rel-column-width="7815*"/>
    </style:style>
    <style:style style:name="Tableau1.E" style:family="table-column">
      <style:table-column-properties style:column-width="2.282cm" style:rel-column-width="7729*"/>
    </style:style>
    <style:style style:name="Tableau1.1" style:family="table-row">
      <style:table-row-properties style:row-height="0.6cm" fo:keep-together="always"/>
    </style:style>
    <style:style style:name="Tableau1.A1" style:family="table-cell">
      <style:table-cell-properties style:vertical-align="middle" fo:padding-left="0.101cm" fo:padding-right="0cm" fo:padding-top="0cm" fo:padding-bottom="0cm" fo:border-left="0.5pt solid #000000" fo:border-right="none" fo:border-top="0.5pt solid #000000" fo:border-bottom="0.5pt solid #000000" style:writing-mode="lr-tb"/>
    </style:style>
    <style:style style:name="Tableau1.E1" style:family="table-cell">
      <style:table-cell-properties style:vertical-align="middle" fo:padding-left="0.101cm" fo:padding-right="0cm" fo:padding-top="0cm" fo:padding-bottom="0cm" fo:border="0.5pt solid #000000" style:writing-mode="lr-tb"/>
    </style:style>
    <style:style style:name="Tableau1.2" style:family="table-row">
      <style:table-row-properties style:min-row-height="0.122cm" fo:keep-together="always"/>
    </style:style>
    <style:style style:name="Tableau1.A2" style:family="table-cell">
      <style:table-cell-properties style:vertical-align="top" fo:padding-left="0.101cm" fo:padding-right="0cm" fo:padding-top="0cm" fo:padding-bottom="0cm" fo:border-left="0.5pt solid #000000" fo:border-right="0.5pt solid #000000" fo:border-top="none" fo:border-bottom="0.5pt solid #000000" style:writing-mode="lr-tb"/>
    </style:style>
    <style:style style:name="MP1" style:family="paragraph" style:parent-style-name="Heading_20_2" style:master-page-name="Standard">
      <style:paragraph-properties fo:margin-top="0cm" fo:margin-bottom="0cm" style:contextual-spacing="false" fo:line-height="100%" fo:text-align="center" style:justify-single-word="false" style:page-number="auto" fo:background-color="transparent" style:snap-to-layout-grid="false">
        <style:background-image/>
      </style:paragraph-properties>
      <style:text-properties fo:color="#000000" style:font-name="Trebuchet MS" fo:font-size="15pt" fo:language="fr" fo:country="FR" fo:font-style="normal" fo:text-shadow="1pt 1pt" style:text-underline-style="none" fo:font-weight="bold" style:font-size-asian="15pt" style:language-asian="zxx" style:country-asian="none" style:font-style-asian="normal" style:font-weight-asian="bold" style:font-name-complex="Arial" style:font-size-complex="15pt" style:font-style-complex="normal" style:font-weight-complex="bold"/>
    </style:style>
    <style:style style:name="MP2" style:family="paragraph" style:parent-style-name="Header" style:master-page-name="Standard">
      <style:paragraph-properties fo:margin-top="0cm" fo:margin-bottom="0cm" style:contextual-spacing="false" fo:text-align="center" style:justify-single-word="false" style:page-number="auto" style:snap-to-layout-grid="false"/>
      <style:text-properties fo:color="#ff0000" style:font-name="Trebuchet MS" fo:font-size="12pt" fo:language="fr" fo:country="FR" fo:font-style="normal" fo:text-shadow="1pt 1pt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P3" style:family="paragraph">
      <style:paragraph-properties fo:margin-top="0cm" fo:margin-bottom="0cm" fo:text-align="center">
        <style:tab-stops>
          <style:tab-stop style:position="0cm"/>
        </style:tab-stops>
      </style:paragraph-properties>
    </style:style>
    <style:style style:name="MP4" style:family="paragraph">
      <style:paragraph-properties fo:margin-top="0cm" fo:margin-bottom="0cm" fo:text-align="center">
        <style:tab-stops>
          <style:tab-stop style:position="0cm"/>
        </style:tab-stops>
      </style:paragraph-properties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P5" style:family="paragraph" style:parent-style-name="Header">
      <style:paragraph-properties fo:text-align="end" style:justify-single-word="false" style:snap-to-layout-grid="false"/>
      <style:text-properties fo:language="fr" fo:country="FR"/>
    </style:style>
    <style:style style:name="MP6" style:family="paragraph" style:parent-style-name="Standard">
      <style:text-properties fo:language="fr" fo:country="FR"/>
    </style:style>
    <style:style style:name="MP7" style:family="paragraph" style:parent-style-name="Footer">
      <style:paragraph-properties style:line-height-at-least="0cm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8" style:family="paragraph" style:parent-style-name="Footer">
      <style:paragraph-properties style:line-height-at-least="0cm" fo:text-align="center" style:justify-single-word="false" style:snap-to-layout-grid="false"/>
      <style:text-properties style:font-name="Trebuchet MS" fo:font-size="10pt" fo:language="fr" fo:country="FR" fo:text-shadow="1pt 1pt" style:font-size-asian="10pt" style:font-size-complex="10pt"/>
    </style:style>
    <style:style style:name="MP9" style:family="paragraph" style:parent-style-name="Footer">
      <style:paragraph-properties style:line-height-at-least="0cm" fo:text-align="center" style:justify-single-word="false" style:snap-to-layout-grid="false"/>
    </style:style>
    <style:style style:name="MP10" style:family="paragraph" style:parent-style-name="Footer">
      <style:text-properties fo:language="fr" fo:country="FR"/>
    </style:style>
    <style:style style:name="MT1" style:family="text">
      <style:text-properties fo:color="#0000ff" style:font-name="Arial" fo:font-size="15pt" fo:font-style="normal" fo:text-shadow="1pt 1pt" fo:font-weight="bold" style:font-size-asian="15pt" style:font-style-asian="normal" style:font-weight-asian="bold" style:font-size-complex="15pt" style:font-style-complex="normal" style:font-weight-complex="bold"/>
    </style:style>
    <style:style style:name="MT2" style:family="text">
      <style:text-properties style:font-name="Trebuchet MS" fo:font-size="10pt" fo:language="fr" fo:country="FR" fo:text-shadow="1pt 1pt" style:font-size-asian="10pt" style:font-name-complex="Arial" style:font-size-complex="10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protect="content size position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801cm" fo:margin-bottom="1cm" fo:margin-left="0.801cm" fo:margin-right="0.8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84cm" fo:margin-left="0cm" fo:margin-right="0cm" fo:margin-bottom="1.152cm" style:dynamic-spacing="true"/>
      </style:header-style>
      <style:footer-style>
        <style:header-footer-properties svg:height="1.147cm" fo:margin-left="0cm" fo:margin-right="0cm" fo:margin-top="1.60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>
              <table:table table:is-sub-table="true">
                <table:table-column table:style-name="Tableau2.A"/>
                <table:table-row table:style-name="Tableau2.A1.1">
                  <table:table-cell table:style-name="Tableau2.A1.1.1" office:value-type="string">
                    <text:h text:style-name="MP1" text:outline-level="1">Arduino et Scratch 2</text:h>
                  </table:table-cell>
                </table:table-row>
                <table:table-row table:style-name="Tableau2.1">
                  <table:table-cell table:style-name="Tableau2.A1.1.2" office:value-type="string">
                    <text:h text:style-name="MP2" text:outline-level="1"><draw:rect text:anchor-type="paragraph" draw:z-index="2" draw:style-name="Mgr1" draw:text-style-name="MP4" svg:width="5.028cm" svg:height="0.336cm" svg:x="14.048cm" svg:y="0.393cm"><text:p text:style-name="MP3"><text:span text:style-name="MT1">Scratch2 + Arduino</text:span></text:p></draw:rect>Piloter les cartes Arduino à l’aide du logiciel Scratch2, via l’interface s2a</text:h>
                  </table:table-cell>
                </table:table-row>
              </table:table>
            </table:table-cell>
            <table:table-cell table:style-name="Tableau2.B1" office:value-type="string">
              <text:p text:style-name="MP5"><draw:frame draw:style-name="Mfr1" draw:name="images25" text:anchor-type="char" svg:x="-0.219cm" svg:y="-0.612cm" svg:width="8.525cm" svg:height="1.886cm" draw:z-index="1"><draw:image xlink:href="Pictures/10000000000001A800000058235A84D3.jpg" xlink:type="simple" xlink:show="embed" xlink:actuate="onLoad"/></draw:frame></text:p>
            </table:table-cell>
          </table:table-row>
        </table:table>
        <text:p text:style-name="MP6"/>
      </style:header>
      <style:foot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office:value-type="string">
              <text:p text:style-name="MP7">Nom :</text:p>
            </table:table-cell>
            <table:table-cell table:style-name="Tableau1.A1" office:value-type="string">
              <text:p text:style-name="MP7">Prénom :</text:p>
            </table:table-cell>
            <table:table-cell table:style-name="Tableau1.A1" office:value-type="string">
              <text:p text:style-name="MP7">Classe :</text:p>
            </table:table-cell>
            <table:table-cell table:style-name="Tableau1.A1" office:value-type="string">
              <text:p text:style-name="MP8"><draw:frame draw:style-name="Mfr2" draw:name="images1" text:anchor-type="as-char" svg:width="1.427cm" svg:height="0.503cm" draw:z-index="0"><draw:image xlink:href="Pictures/10000201000000580000001F5DE9F6E5.png" xlink:type="simple" xlink:show="embed" xlink:actuate="onLoad"/></draw:frame></text:p>
            </table:table-cell>
            <table:table-cell table:style-name="Tableau1.E1" office:value-type="string">
              <text:p text:style-name="MP9"><text:span text:style-name="Page_20_Number"><text:span text:style-name="MT2">Page </text:span></text:span><text:span text:style-name="MT2"><text:page-number text:select-page="current">1</text:page-number></text:span><text:span text:style-name="Page_20_Number"><text:span text:style-name="MT2">/</text:span></text:span><text:span text:style-name="MT2"><text:page-count style:num-format="1">1</text:page-count></text:span></text:p>
            </table:table-cell>
          </table:table-row>
          <table:table-row table:style-name="Tableau1.2">
            <table:table-cell table:style-name="Tableau1.A2" table:number-columns-spanned="5" office:value-type="string">
              <text:p text:style-name="MP7"><text:file-name text:display="name-and-extension">3-memento.odt</text:file-name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1cb170a04bb1f12e77c884eab9192be736ec5f5</meta:generator>
    <meta:creation-date>2009-09-20T22:37:05.60</meta:creation-date>
    <dc:language>fr-FR</dc:language>
    <meta:editing-cycles>78</meta:editing-cycles>
    <meta:editing-duration>PT19H19M9S</meta:editing-duration>
    <dc:date>2014-09-25T01:43:43.138000000</dc:date>
    <meta:print-date>2014-09-25T01:30:13.813000000</meta:print-date>
    <meta:document-statistic meta:table-count="2" meta:image-count="4" meta:object-count="0" meta:page-count="1" meta:paragraph-count="10" meta:word-count="34" meta:character-count="192" meta:non-whitespace-character-count="166"/>
    <meta:user-defined meta:name="Info 3"/>
    <meta:user-defined meta:name="Info 4"/>
    <meta:user-defined meta:name="License Name">Attribution-NonCommercial-ShareAlike 2.0 France</meta:user-defined>
    <meta:user-defined meta:name="license">http://creativecommons.org/licenses/by-nc-sa/2.0/fr/</meta:user-defined>
  </office:meta>
</office:document-meta>
</file>